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5823f" officeooo:paragraph-rsid="0015823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normal" officeooo:rsid="0015823f" officeooo:paragraph-rsid="0015823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normal" officeooo:rsid="0015823f" officeooo:paragraph-rsid="0015823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officeooo:rsid="001677be" officeooo:paragraph-rsid="001677b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normal" officeooo:rsid="00178a31" officeooo:paragraph-rsid="00178a3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normal" officeooo:rsid="00195f5d" officeooo:paragraph-rsid="00195f5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normal" officeooo:rsid="001a2cc3" officeooo:paragraph-rsid="001a2cc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a2cc3" officeooo:paragraph-rsid="001a345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3457" officeooo:paragraph-rsid="001a34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1c30a7" officeooo:paragraph-rsid="001c30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rsid="001c30a7" officeooo:paragraph-rsid="001c8301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weight="normal" officeooo:rsid="0015823f" officeooo:paragraph-rsid="0015823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bold" officeooo:rsid="00178a31" officeooo:paragraph-rsid="00178a3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78a31" officeooo:paragraph-rsid="00178a31" style:font-weight-asian="bold" style:font-weight-complex="bold"/>
    </style:style>
    <style:style style:name="T1" style:family="text">
      <style:text-properties officeooo:rsid="001677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77be" style:font-weight-asian="bold" style:font-weight-complex="bold"/>
    </style:style>
    <style:style style:name="T4" style:family="text">
      <style:text-properties fo:font-weight="bold" officeooo:rsid="001c8301" style:font-weight-asian="bold" style:font-weight-complex="bold"/>
    </style:style>
    <style:style style:name="T5" style:family="text">
      <style:text-properties officeooo:rsid="00178a3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a2cc3"/>
    </style:style>
    <style:style style:name="T8" style:family="text">
      <style:text-properties officeooo:rsid="001c8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HPC</text:p>
      <text:p text:style-name="P1">TD2</text:p>
      <text:p text:style-name="P2">Programmation C et mesures de performances</text:p>
      <text:p text:style-name="P2"/>
      <text:p text:style-name="P3"/>
      <text:p text:style-name="P3">Pour une mesure de performance stable, il faut s’assurer que certaines contraintes sont respect<text:span text:style-name="T5">é</text:span>es:</text:p>
      <text:p text:style-name="P3"/>
      <text:p text:style-name="P3">1 – S’assurer que le laptop est connect<text:span text:style-name="T5">é</text:span> au secteur</text:p>
      <text:p text:style-name="P3">2 – S’assurer que le CPU tourne a une frequence stable <text:span text:style-name="T1">(</text:span><text:span text:style-name="T3">cpupower</text:span><text:span text:style-name="T1">)</text:span></text:p>
      <text:p text:style-name="P3">3 – Pinner le processus sur un <text:span text:style-name="T1">coeur de calcul (</text:span><text:span text:style-name="T3">taskset </text:span><text:span text:style-name="T1">ou </text:span><text:span text:style-name="T3">numactl</text:span><text:span text:style-name="T1">)</text:span></text:p>
      <text:p text:style-name="P4"/>
      <text:p text:style-name="P13">cpupower<text:span text:style-name="T6">: cette commande permet de fixer la fréquence (ou le gouverneur) d’un ou plusieurs coeurs de calcul du CPU.</text:span></text:p>
      <text:p text:style-name="P13"/>
      <text:p text:style-name="P13">taskset:<text:span text:style-name="T6"> cette commande permet d’affecter à un coeur de calcul, un processus ou thread en garantissant qu’il n’y aura pas de migration lors de l’exécution.</text:span></text:p>
      <text:p text:style-name="P13"><text:span text:style-name="T6"/></text:p>
      <text:p text:style-name="P14">Exercices:</text:p>
      <text:p text:style-name="P5"/>
      <text:p text:style-name="P10">0 – Extraire les informations sur l’architecture cicble:</text:p>
      <text:p text:style-name="P10">0.1 – <text:span text:style-name="T2">Information sur le CPU:</text:span></text:p>
      <text:p text:style-name="P10"><text:span text:style-name="T2"><text:s text:c="2"/># lscpu</text:span></text:p>
      <text:p text:style-name="P10"><text:span text:style-name="T2"><text:s text:c="2"/># cat /proc/cpuinfo</text:span></text:p>
      <text:p text:style-name="P10">0.2 – <text:span text:style-name="T2">Informations sur les caches de données:</text:span></text:p>
      <text:p text:style-name="P10"><text:span text:style-name="T2"><text:s text:c="2"/></text:span>Il faudra consulter les fichiers dans les chemins suivant<text:span text:style-name="T2">: <text:tab/><text:tab/><text:tab/>/sys/devices/system/cpu/cpu0/cache/index0/* </text:span><text:span text:style-name="T8">pour le cache L1</text:span></text:p>
      <text:p text:style-name="P11"><text:span text:style-name="T2"><text:tab/>/sys/devices/system/cpu/cpu0/cache/index</text:span><text:span text:style-name="T4">2</text:span><text:span text:style-name="T2">/* </text:span><text:span text:style-name="T8">pour le cache L2</text:span></text:p>
      <text:p text:style-name="P11"><text:span text:style-name="T2"><text:tab/>/sys/devices/system/cpu/cpu0/cache/index</text:span><text:span text:style-name="T4">3</text:span><text:span text:style-name="T2">/* </text:span><text:span text:style-name="T8">pour le cache L3</text:span></text:p>
      <text:p text:style-name="P10"><text:span text:style-name="T2"/></text:p>
      <text:p text:style-name="P6">1 – Lancer le programme <text:span text:style-name="T2">dgemm</text:span> et récolter les mesures de performance pour chaque version dans un fichier à part (1 fichier par version).</text:p>
      <text:p text:style-name="P6"/>
      <text:p text:style-name="P6">2 – Modifier le <text:span text:style-name="T2">Makefile</text:span> fournit afin de tester plusieurs flags d’optimisation <text:span text:style-name="T7">l</text:span>es compilateurs <text:span text:style-name="T2">gcc,</text:span> <text:span text:style-name="T2">clang,</text:span> <text:span text:style-name="T2">icx,</text:span> et <text:span text:style-name="T2">icc</text:span> (si installés).</text:p>
      <text:p text:style-name="P6"/>
      <text:p text:style-name="P6"><text:span text:style-name="T7">3 – Générer les fichiers de performance pour chacune des versions de la question 2.</text:span></text:p>
      <text:p text:style-name="P6"/>
      <text:p text:style-name="P7">4 – Rajouter une version de la fonction <text:span text:style-name="T2">dgemm</text:span> avec déroulage x8 et comparer ses performances aux autres versions.</text:p>
      <text:p text:style-name="P7"/>
      <text:p text:style-name="P7">5 – Générer des graphiques (histogrammes) avec <text:span text:style-name="T2">GNUPlot</text:span> comparant les différentes versions pour chaque compilateur et un graphique comparant les version par compilateur.</text:p>
      <text:p text:style-name="P7"/>
      <text:p text:style-name="P8">6 – Refaire les étapes 1 à 4 pour les codes <text:span text:style-name="T2">dotprod</text:span> et <text:span text:style-name="T2">reduc</text:span>.</text:p>
      <text:p text:style-name="P7"/>
      <text:p text:style-name="P9">7 – Fournir un rapport de 3 à 4 pages décrivant les résultats de vos expérience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2:21:50.909846231</meta:creation-date>
    <dc:date>2022-10-12T14:20:55.518342434</dc:date>
    <meta:editing-duration>PT5H56M43S</meta:editing-duration>
    <meta:editing-cycles>9</meta:editing-cycles>
    <meta:generator>LibreOffice/7.4.0.3$Linux_X86_64 LibreOffice_project/40$Build-3</meta:generator>
    <meta:document-statistic meta:table-count="0" meta:image-count="0" meta:object-count="0" meta:page-count="1" meta:paragraph-count="25" meta:word-count="272" meta:character-count="1795" meta:non-whitespace-character-count="1524"/>
  </office:meta>
</office:document-meta>
</file>